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graphiques">
        <draw:g>
          <draw:line draw:style-name="gr1" draw:text-style-name="P1" draw:layer="layout" svg:x1="0.192cm" svg:y1="2.572cm" svg:x2="5.526cm" svg:y2="2.572cm">
            <text:p/>
          </draw:line>
          <draw:frame draw:style-name="gr2" draw:text-style-name="P2" draw:layer="layout" svg:width="1.264cm" svg:height="0.357cm" svg:x="6.356cm" svg:y="2.394cm">
            <draw:text-box>
              <text:p>(surface)</text:p>
            </draw:text-box>
          </draw:frame>
          <draw:frame draw:style-name="gr2" draw:text-style-name="P2" draw:layer="layout" svg:width="1.475cm" svg:height="0.357cm" svg:x="0.816cm" svg:y="0.354cm">
            <draw:text-box>
              <text:p>t(klon, llm)</text:p>
            </draw:text-box>
          </draw:frame>
          <draw:frame draw:style-name="gr2" draw:text-style-name="P2" draw:layer="layout" svg:width="3.613cm" svg:height="0.357cm" svg:x="0.854cm" svg:y="3.11cm">
            <draw:text-box>
              <text:p>ftsoil(klon, nsoilmx, nbsrf)</text:p>
            </draw:text-box>
          </draw:frame>
          <draw:frame draw:style-name="gr2" draw:text-style-name="P2" draw:layer="layout" svg:width="2.22cm" svg:height="0.357cm" svg:x="0.681cm" svg:y="1.786cm">
            <draw:text-box>
              <text:p>t2m(klon, nbsrf)</text:p>
            </draw:text-box>
          </draw:frame>
          <draw:frame draw:style-name="gr2" draw:text-style-name="P2" draw:layer="layout" svg:width="1.492cm" svg:height="0.357cm" svg:x="3.475cm" svg:y="1.786cm">
            <draw:text-box>
              <text:p>zt2m(klon)</text:p>
            </draw:text-box>
          </draw:frame>
          <draw:frame draw:style-name="gr2" draw:text-style-name="P2" draw:layer="layout" svg:width="2.169cm" svg:height="0.357cm" svg:x="3.102cm" svg:y="0.354cm">
            <draw:text-box>
              <text:p>t_seri(klon, llm)</text:p>
            </draw:text-box>
          </draw:frame>
          <draw:frame draw:style-name="gr2" draw:text-style-name="P2" draw:layer="layout" svg:width="2.208cm" svg:height="0.357cm" svg:x="0.67cm" svg:y="1.097cm">
            <draw:text-box>
              <text:p>pblt(klon, nbsrf)</text:p>
            </draw:text-box>
          </draw:frame>
          <draw:frame draw:style-name="gr2" draw:text-style-name="P2" draw:layer="layout" svg:width="1.657cm" svg:height="0.357cm" svg:x="3.844cm" svg:y="1.097cm">
            <draw:text-box>
              <text:p>s_pblt(klon)</text:p>
            </draw:text-box>
          </draw:frame>
          <draw:frame draw:style-name="gr3" draw:text-style-name="P3" draw:layer="layout" svg:width="2.28cm" svg:height="0.357cm" svg:x="0.7cm" svg:y="2.394cm">
            <draw:text-box>
              <text:p>ftsol(klon, nbsrf)</text:p>
            </draw:text-box>
          </draw:frame>
          <draw:frame draw:style-name="gr3" draw:text-style-name="P3" draw:layer="layout" svg:width="1.302cm" svg:height="0.357cm" svg:x="3.367cm" svg:y="2.394cm">
            <draw:text-box>
              <text:p>tsol(klon)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graphiqu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5T16:23:18.784317400</meta:creation-date>
    <meta:editing-duration>PT7M9S</meta:editing-duration>
    <meta:editing-cycles>3</meta:editing-cycles>
    <meta:generator>LibreOffice/5.1.6.2$Linux_X86_64 LibreOffice_project/10m0$Build-2</meta:generator>
    <dc:title>graphiques</dc:title>
    <dc:date>2017-04-05T16:30:28.683238168</dc:date>
    <meta:document-statistic meta:object-count="12"/>
  </office:meta>
</office:document-meta>
</file>